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82cm" fo:line-height="129%" fo:text-align="center" style:justify-single-word="false" style:writing-mode="lr-tb"/>
      <style:text-properties fo:font-variant="normal" fo:text-transform="none" fo:color="#000000" style:text-line-through-style="none" style:font-name="Calibri" fo:font-size="20pt" fo:font-style="normal" style:text-underline-style="none" fo:font-weight="normal" style:text-blinking="false" fo:background-color="transparent"/>
    </style:style>
    <style:style style:name="P2"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1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ae738308-7fff-7ad7-8a6d-6908b30f6ad4"/>Scénario utilisateur de </text:p>
      <text:p text:style-name="P1">« Renseigner le départ et l’arrivé »</text:p>
      <text:p text:style-name="Text_20_body"/>
      <text:p text:style-name="P2">L’utilisateur rentre l’url du site internet «www.gearwheel/bestway.com». Il voit la page d’accueil constituée du formulaire dans lequel on l’invite à renseigner le point de départ et d’arrivée</text:p>
      <text:p text:style-name="P2">En haut de la page d’accueil se trouvent les volets ‘connexion’ et ‘ouvrir un compte’. Le fait de renseigner les deux champs emmène l’utilisateur sur la page de renseignement des endroits où il doit se rendre. Il faut que la page soit le plus simple possible à comprend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cottenceau</meta:initial-creator>
    <meta:creation-date>2021-05-03T14:10:52.18</meta:creation-date>
    <meta:document-statistic meta:table-count="0" meta:image-count="0" meta:object-count="0" meta:page-count="1" meta:paragraph-count="4" meta:word-count="85" meta:character-count="524"/>
    <dc:date>2021-05-03T14:11:37.90</dc:date>
    <dc:creator>thomas cottenceau</dc:creator>
    <meta:editing-duration>PT46S</meta:editing-duration>
    <meta:editing-cycles>1</meta:editing-cycles>
    <meta:generator>OpenOffice/4.1.9$Win32 OpenOffice.org_project/419m1$Build-9805</meta:generator>
  </office:meta>
</office:document-meta>
</file>